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0000003284CC950F86F6878D8.png" manifest:media-type="image/png"/>
  <manifest:file-entry manifest:full-path="Pictures/10000201000004A90000033E4A67C11D408C7B84.png" manifest:media-type="image/png"/>
  <manifest:file-entry manifest:full-path="Pictures/10000201000001CB00000265BA0798775D8EA1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1" draw:layer="layout" svg:width="9.715cm" svg:height="12.974cm" svg:x="9.204cm" svg:y="1.413cm">
          <draw:image xlink:href="Pictures/10000201000001CB00000265BA0798775D8EA1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draw:style-name="gr3" draw:text-style-name="P3" draw:layer="layout" svg:width="20.857cm" svg:height="14.511cm" svg:x="0.8cm" svg:y="0.889cm">
          <draw:image xlink:href="Pictures/10000201000004A90000033E4A67C11D408C7B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draw:style-name="gr3" draw:text-style-name="P3" draw:layer="layout" svg:width="27.999cm" svg:height="14.883cm" svg:x="0.062cm" svg:y="0.458cm">
          <draw:image xlink:href="Pictures/10000201000005F0000003284CC950F86F6878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3:18:07.899781690</meta:creation-date>
    <meta:editing-duration>PT8H7M34S</meta:editing-duration>
    <meta:editing-cycles>2</meta:editing-cycles>
    <meta:generator>LibreOffice/6.4.7.2$Linux_X86_64 LibreOffice_project/40$Build-2</meta:generator>
    <dc:date>2022-05-24T21:35:44.579983823</dc:date>
    <meta:document-statistic meta:object-count="30"/>
  </office:meta>
</office:document-meta>
</file>